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6" manifest:media-type="application/vnd.sun.star.oleobject"/>
  <manifest:file-entry manifest:full-path="Object 34" manifest:media-type="application/vnd.sun.star.oleobject"/>
  <manifest:file-entry manifest:full-path="Object 32" manifest:media-type="application/vnd.sun.star.oleobject"/>
  <manifest:file-entry manifest:full-path="Object 10" manifest:media-type="application/vnd.sun.star.oleobject"/>
  <manifest:file-entry manifest:full-path="Object 30" manifest:media-type="application/vnd.sun.star.oleobject"/>
  <manifest:file-entry manifest:full-path="Object 8" manifest:media-type="application/vnd.sun.star.oleobject"/>
  <manifest:file-entry manifest:full-path="Object 64" manifest:media-type="application/vnd.sun.star.oleobject"/>
  <manifest:file-entry manifest:full-path="Object 28" manifest:media-type="application/vnd.sun.star.oleobject"/>
  <manifest:file-entry manifest:full-path="Object 70" manifest:media-type="application/vnd.sun.star.oleobject"/>
  <manifest:file-entry manifest:full-path="Object 50" manifest:media-type="application/vnd.sun.star.oleobject"/>
  <manifest:file-entry manifest:full-path="Object 48" manifest:media-type="application/vnd.sun.star.oleobject"/>
  <manifest:file-entry manifest:full-path="Object 26" manifest:media-type="application/vnd.sun.star.oleobject"/>
  <manifest:file-entry manifest:full-path="Object 6" manifest:media-type="application/vnd.sun.star.oleobject"/>
  <manifest:file-entry manifest:full-path="Object 62" manifest:media-type="application/vnd.sun.star.oleobject"/>
  <manifest:file-entry manifest:full-path="Object 14" manifest:media-type="application/vnd.sun.star.oleobject"/>
  <manifest:file-entry manifest:full-path="manifest.rdf" manifest:media-type="application/rdf+xml"/>
  <manifest:file-entry manifest:full-path="Object 46" manifest:media-type="application/vnd.sun.star.oleobject"/>
  <manifest:file-entry manifest:full-path="content.xml" manifest:media-type="text/xml"/>
  <manifest:file-entry manifest:full-path="Object 40" manifest:media-type="application/vnd.sun.star.oleobject"/>
  <manifest:file-entry manifest:full-path="Object 38" manifest:media-type="application/vnd.sun.star.oleobject"/>
  <manifest:file-entry manifest:full-path="Object 52" manifest:media-type="application/vnd.sun.star.oleobject"/>
  <manifest:file-entry manifest:full-path="Object 42" manifest:media-type="application/vnd.sun.star.oleobject"/>
  <manifest:file-entry manifest:full-path="Object 54" manifest:media-type="application/vnd.sun.star.oleobject"/>
  <manifest:file-entry manifest:full-path="meta.xml" manifest:media-type="text/xml"/>
  <manifest:file-entry manifest:full-path="ObjectReplacements/Object 40" manifest:media-type=""/>
  <manifest:file-entry manifest:full-path="ObjectReplacements/Object 8" manifest:media-type=""/>
  <manifest:file-entry manifest:full-path="ObjectReplacements/Object 39" manifest:media-type=""/>
  <manifest:file-entry manifest:full-path="ObjectReplacements/Object 38" manifest:media-type=""/>
  <manifest:file-entry manifest:full-path="ObjectReplacements/Object 37" manifest:media-type=""/>
  <manifest:file-entry manifest:full-path="ObjectReplacements/Object 36" manifest:media-type=""/>
  <manifest:file-entry manifest:full-path="ObjectReplacements/Object 35" manifest:media-type=""/>
  <manifest:file-entry manifest:full-path="ObjectReplacements/Object 34" manifest:media-type=""/>
  <manifest:file-entry manifest:full-path="ObjectReplacements/Object 33" manifest:media-type=""/>
  <manifest:file-entry manifest:full-path="ObjectReplacements/Object 47" manifest:media-type=""/>
  <manifest:file-entry manifest:full-path="ObjectReplacements/Object 10" manifest:media-type=""/>
  <manifest:file-entry manifest:full-path="ObjectReplacements/Object 27" manifest:media-type=""/>
  <manifest:file-entry manifest:full-path="ObjectReplacements/Object 26" manifest:media-type=""/>
  <manifest:file-entry manifest:full-path="ObjectReplacements/Object 57" manifest:media-type=""/>
  <manifest:file-entry manifest:full-path="ObjectReplacements/Object 20" manifest:media-type=""/>
  <manifest:file-entry manifest:full-path="ObjectReplacements/Object 2" manifest:media-type=""/>
  <manifest:file-entry manifest:full-path="ObjectReplacements/Object 16" manifest:media-type=""/>
  <manifest:file-entry manifest:full-path="ObjectReplacements/Object 3" manifest:media-type=""/>
  <manifest:file-entry manifest:full-path="ObjectReplacements/Object 17" manifest:media-type=""/>
  <manifest:file-entry manifest:full-path="ObjectReplacements/Object 58" manifest:media-type=""/>
  <manifest:file-entry manifest:full-path="ObjectReplacements/Object 21" manifest:media-type=""/>
  <manifest:file-entry manifest:full-path="ObjectReplacements/Object 61" manifest:media-type=""/>
  <manifest:file-entry manifest:full-path="ObjectReplacements/Object 5" manifest:media-type=""/>
  <manifest:file-entry manifest:full-path="ObjectReplacements/Object 19" manifest:media-type=""/>
  <manifest:file-entry manifest:full-path="ObjectReplacements/Object 1" manifest:media-type=""/>
  <manifest:file-entry manifest:full-path="ObjectReplacements/Object 15" manifest:media-type=""/>
  <manifest:file-entry manifest:full-path="ObjectReplacements/Object 56" manifest:media-type=""/>
  <manifest:file-entry manifest:full-path="ObjectReplacements/Object 44" manifest:media-type=""/>
  <manifest:file-entry manifest:full-path="ObjectReplacements/Object 18" manifest:media-type=""/>
  <manifest:file-entry manifest:full-path="ObjectReplacements/Object 60" manifest:media-type=""/>
  <manifest:file-entry manifest:full-path="ObjectReplacements/Object 4" manifest:media-type=""/>
  <manifest:file-entry manifest:full-path="ObjectReplacements/Object 55" manifest:media-type=""/>
  <manifest:file-entry manifest:full-path="ObjectReplacements/Object 43" manifest:media-type=""/>
  <manifest:file-entry manifest:full-path="ObjectReplacements/Object 54" manifest:media-type=""/>
  <manifest:file-entry manifest:full-path="ObjectReplacements/Object 42" manifest:media-type=""/>
  <manifest:file-entry manifest:full-path="ObjectReplacements/Object 53" manifest:media-type=""/>
  <manifest:file-entry manifest:full-path="ObjectReplacements/Object 52" manifest:media-type=""/>
  <manifest:file-entry manifest:full-path="ObjectReplacements/Object 14" manifest:media-type=""/>
  <manifest:file-entry manifest:full-path="ObjectReplacements/Object 51" manifest:media-type=""/>
  <manifest:file-entry manifest:full-path="ObjectReplacements/Object 48" manifest:media-type=""/>
  <manifest:file-entry manifest:full-path="ObjectReplacements/Object 11" manifest:media-type=""/>
  <manifest:file-entry manifest:full-path="ObjectReplacements/Object 50" manifest:media-type=""/>
  <manifest:file-entry manifest:full-path="ObjectReplacements/Object 45" manifest:media-type=""/>
  <manifest:file-entry manifest:full-path="ObjectReplacements/Object 46" manifest:media-type=""/>
  <manifest:file-entry manifest:full-path="ObjectReplacements/Object 72" manifest:media-type=""/>
  <manifest:file-entry manifest:full-path="ObjectReplacements/Object 71" manifest:media-type=""/>
  <manifest:file-entry manifest:full-path="ObjectReplacements/Object 29" manifest:media-type=""/>
  <manifest:file-entry manifest:full-path="ObjectReplacements/Object 69" manifest:media-type=""/>
  <manifest:file-entry manifest:full-path="ObjectReplacements/Object 32" manifest:media-type=""/>
  <manifest:file-entry manifest:full-path="ObjectReplacements/Object 70" manifest:media-type=""/>
  <manifest:file-entry manifest:full-path="ObjectReplacements/Object 28" manifest:media-type=""/>
  <manifest:file-entry manifest:full-path="ObjectReplacements/Object 68" manifest:media-type=""/>
  <manifest:file-entry manifest:full-path="ObjectReplacements/Object 31" manifest:media-type=""/>
  <manifest:file-entry manifest:full-path="ObjectReplacements/Object 67" manifest:media-type=""/>
  <manifest:file-entry manifest:full-path="ObjectReplacements/Object 30" manifest:media-type=""/>
  <manifest:file-entry manifest:full-path="ObjectReplacements/Object 66" manifest:media-type=""/>
  <manifest:file-entry manifest:full-path="ObjectReplacements/Object 65" manifest:media-type=""/>
  <manifest:file-entry manifest:full-path="ObjectReplacements/Object 9" manifest:media-type=""/>
  <manifest:file-entry manifest:full-path="ObjectReplacements/Object 41" manifest:media-type=""/>
  <manifest:file-entry manifest:full-path="ObjectReplacements/Object 64" manifest:media-type=""/>
  <manifest:file-entry manifest:full-path="ObjectReplacements/Object 63" manifest:media-type=""/>
  <manifest:file-entry manifest:full-path="ObjectReplacements/Object 7" manifest:media-type=""/>
  <manifest:file-entry manifest:full-path="ObjectReplacements/Object 62" manifest:media-type=""/>
  <manifest:file-entry manifest:full-path="ObjectReplacements/Object 6" manifest:media-type=""/>
  <manifest:file-entry manifest:full-path="ObjectReplacements/Object 22" manifest:media-type=""/>
  <manifest:file-entry manifest:full-path="ObjectReplacements/Object 59" manifest:media-type=""/>
  <manifest:file-entry manifest:full-path="ObjectReplacements/Object 12" manifest:media-type=""/>
  <manifest:file-entry manifest:full-path="ObjectReplacements/Object 49" manifest:media-type=""/>
  <manifest:file-entry manifest:full-path="ObjectReplacements/Object 23" manifest:media-type=""/>
  <manifest:file-entry manifest:full-path="ObjectReplacements/Object 13" manifest:media-type=""/>
  <manifest:file-entry manifest:full-path="ObjectReplacements/Object 24" manifest:media-type=""/>
  <manifest:file-entry manifest:full-path="ObjectReplacements/Object 25" manifest:media-type=""/>
  <manifest:file-entry manifest:full-path="Object 12" manifest:media-type="application/vnd.sun.star.oleobject"/>
  <manifest:file-entry manifest:full-path="Thumbnails/thumbnail.png" manifest:media-type="image/png"/>
  <manifest:file-entry manifest:full-path="Object 44" manifest:media-type="application/vnd.sun.star.oleobject"/>
  <manifest:file-entry manifest:full-path="styles.xml" manifest:media-type="text/xml"/>
  <manifest:file-entry manifest:full-path="layout-cache" manifest:media-type="application/binary"/>
  <manifest:file-entry manifest:full-path="Object 56" manifest:media-type="application/vnd.sun.star.oleobject"/>
  <manifest:file-entry manifest:full-path="Object 24" manifest:media-type="application/vnd.sun.star.oleobject"/>
  <manifest:file-entry manifest:full-path="Object 20" manifest:media-type="application/vnd.sun.star.oleobject"/>
  <manifest:file-entry manifest:full-path="Object 58" manifest:media-type="application/vnd.sun.star.oleobject"/>
  <manifest:file-entry manifest:full-path="Object 4" manifest:media-type="application/vnd.sun.star.oleobject"/>
  <manifest:file-entry manifest:full-path="Object 18" manifest:media-type="application/vnd.sun.star.oleobject"/>
  <manifest:file-entry manifest:full-path="Object 60" manifest:media-type="application/vnd.sun.star.oleobject"/>
  <manifest:file-entry manifest:full-path="Object 66" manifest:media-type="application/vnd.sun.star.oleobject"/>
  <manifest:file-entry manifest:full-path="Object 68" manifest:media-type="application/vnd.sun.star.oleobject"/>
  <manifest:file-entry manifest:full-path="Object 72" manifest:media-type="application/vnd.sun.star.oleobject"/>
  <manifest:file-entry manifest:full-path="Object 16" manifest:media-type="application/vnd.sun.star.oleobject"/>
  <manifest:file-entry manifest:full-path="settings.xml" manifest:media-type="text/xml"/>
  <manifest:file-entry manifest:full-path="Object 2" manifest:media-type="application/vnd.sun.star.oleobject"/>
  <manifest:file-entry manifest:full-path="Configurations2/" manifest:media-type="application/vnd.sun.xml.ui.configuration"/>
  <manifest:file-entry manifest:full-path="Object 2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Math" svg:font-family="'Cambria Math'"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fo:padding-left="0.141cm" fo:padding-right="0.141cm" fo:padding-top="0.035cm" fo:padding-bottom="0.035cm" fo:border="0.51pt solid #000000" style:shadow="none"/>
    </style:style>
    <style:style style:name="P2" style:family="paragraph" style:parent-style-name="Standard">
      <style:paragraph-properties fo:text-align="center" style:justify-single-word="false" fo:padding-left="0.141cm" fo:padding-right="0.141cm" fo:padding-top="0.035cm" fo:padding-bottom="0.035cm" fo:border="0.51pt solid #000000" style:shadow="none"/>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line-height="115%"/>
      <style:text-properties fo:font-weight="bold" style:font-weight-asian="bold" style:font-size-complex="12pt" style:font-weight-complex="bold"/>
    </style:style>
    <style:style style:name="P5" style:family="paragraph" style:parent-style-name="Standard">
      <style:paragraph-properties fo:line-height="115%"/>
      <style:text-properties fo:font-weight="bold" style:font-name-asian="Calibri" style:language-asian="fr" style:country-asian="FR" style:font-weight-asian="bold" style:font-size-complex="12pt"/>
    </style:style>
    <style:style style:name="P6" style:family="paragraph" style:parent-style-name="Standard">
      <style:paragraph-properties fo:line-height="115%"/>
    </style:style>
    <style:style style:name="P7" style:family="paragraph" style:parent-style-name="Standard">
      <style:paragraph-properties fo:line-height="115%" fo:break-before="page"/>
    </style:style>
    <style:style style:name="P8" style:family="paragraph" style:parent-style-name="Standard">
      <style:paragraph-properties fo:margin-left="0cm" fo:margin-right="0cm" fo:line-height="115%" fo:text-indent="1.249cm" style:auto-text-indent="false"/>
    </style:style>
    <style:style style:name="P9" style:family="paragraph" style:parent-style-name="Standard">
      <style:paragraph-properties fo:line-height="115%"/>
      <style:text-properties fo:font-size="11pt" style:font-name-asian="Calibri" style:font-size-asian="11pt" style:language-asian="fr" style:country-asian="FR"/>
    </style:style>
    <style:style style:name="P10" style:family="paragraph" style:parent-style-name="Standard">
      <style:paragraph-properties fo:line-height="115%"/>
      <style:text-properties style:font-size-complex="12pt" style:font-weight-complex="bold"/>
    </style:style>
    <style:style style:name="P11" style:family="paragraph" style:parent-style-name="Standard">
      <style:paragraph-properties fo:line-height="115%"/>
      <style:text-properties style:font-name-asian="Calibri" style:language-asian="fr" style:country-asian="FR" style:font-size-complex="12pt"/>
    </style:style>
    <style:style style:name="P12" style:family="paragraph" style:parent-style-name="Standard">
      <style:paragraph-properties fo:line-height="115%" fo:text-align="center" style:justify-single-word="false"/>
      <style:text-properties style:font-name-asian="Calibri" style:language-asian="fr" style:country-asian="FR" style:font-size-complex="12pt"/>
    </style:style>
    <style:style style:name="P13" style:family="paragraph" style:parent-style-name="Standard">
      <style:paragraph-properties fo:line-height="115%"/>
      <style:text-properties style:font-name-asian="Calibri" style:language-asian="fr" style:country-asian="FR" style:font-size-complex="12pt" style:font-weight-complex="bold"/>
    </style:style>
    <style:style style:name="P14" style:family="paragraph">
      <loext:graphic-properties draw:fill="solid" draw:fill-color="#ffffff" draw:opacity="0%"/>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b9c75" style:font-weight-asian="bold" style:font-weight-complex="bold"/>
    </style:style>
    <style:style style:name="T4" style:family="text">
      <style:text-properties fo:font-weight="bold" style:font-weight-asian="bold" style:font-size-complex="12pt"/>
    </style:style>
    <style:style style:name="T5" style:family="text">
      <style:text-properties fo:font-weight="bold" style:font-weight-asian="bold" style:font-name-complex="Arial" style:font-size-complex="12pt"/>
    </style:style>
    <style:style style:name="T6" style:family="text">
      <style:text-properties fo:font-weight="bold" style:font-name-asian="Arial" style:font-weight-asian="bold" style:font-name-complex="Arial" style:font-weight-complex="bold"/>
    </style:style>
    <style:style style:name="T7" style:family="text">
      <style:text-properties fo:font-weight="bold" style:font-name-asian="Calibri" style:language-asian="fr" style:country-asian="FR" style:font-weight-asian="bold" style:font-size-complex="12pt"/>
    </style:style>
    <style:style style:name="T8" style:family="text">
      <style:text-properties style:font-weight-complex="bold"/>
    </style:style>
    <style:style style:name="T9" style:family="text">
      <style:text-properties style:font-name-asian="Arial" style:language-asian="fr" style:country-asian="FR" style:font-name-complex="Arial" style:font-size-complex="12pt"/>
    </style:style>
    <style:style style:name="T10" style:family="text">
      <style:text-properties style:font-name-complex="Arial" style:font-weight-complex="bold"/>
    </style:style>
    <style:style style:name="T11" style:family="text">
      <style:text-properties style:font-name-complex="Arial" style:font-size-complex="12pt"/>
    </style:style>
    <style:style style:name="T12" style:family="text">
      <style:text-properties style:text-position="super 58%" style:font-weight-complex="bold"/>
    </style:style>
    <style:style style:name="T13" style:family="text">
      <style:text-properties style:text-position="super 58%" style:font-name-asian="Calibri" style:language-asian="fr" style:country-asian="FR" style:font-size-complex="12pt"/>
    </style:style>
    <style:style style:name="T14" style:family="text">
      <style:text-properties style:font-name="Cambria Math" style:font-name-complex="Cambria Math" style:font-weight-complex="bold"/>
    </style:style>
    <style:style style:name="T15" style:family="text">
      <style:text-properties fo:font-size="11pt" style:font-name-asian="Calibri" style:font-size-asian="11pt" style:language-asian="fr" style:country-asian="FR"/>
    </style:style>
    <style:style style:name="T16" style:family="text">
      <style:text-properties style:font-name-asian="Calibri" style:language-asian="fr" style:country-asian="FR" style:font-size-complex="12pt"/>
    </style:style>
    <style:style style:name="T17" style:family="text">
      <style:text-properties style:font-name-asian="Calibri" style:language-asian="fr" style:country-asian="FR" style:font-size-complex="12pt" style:font-weight-complex="bold"/>
    </style:style>
    <style:style style:name="T18" style:family="text">
      <style:text-properties style:font-name-asian="Calibri" style:language-asian="fr" style:country-asian="FR" style:font-name-complex="Arial" style:font-size-complex="12pt"/>
    </style:style>
    <style:style style:name="T19" style:family="text">
      <style:text-properties fo:font-style="italic" style:font-name-asian="Calibri" style:language-asian="fr" style:country-asian="FR" style:font-style-asian="italic" style:font-size-complex="12pt"/>
    </style:style>
    <style:style style:name="T20" style:family="text">
      <style:text-properties fo:color="#0000ff" loext:opacity="100%" fo:font-size="11pt" fo:font-style="italic" style:font-name-asian="Calibri" style:font-size-asian="11pt" style:language-asian="fr" style:country-asian="FR" style:font-style-asian="italic"/>
    </style:style>
    <style:style style:name="T21" style:family="text">
      <style:text-properties fo:color="#0000ff" loext:opacity="100%" fo:font-style="italic" style:font-style-asian="italic"/>
    </style:style>
    <style:style style:name="T22" style:family="text">
      <style:text-properties fo:color="#ff0000" loext:opacity="100%" fo:font-size="11pt" style:font-name-asian="Calibri" style:font-size-asian="11pt" style:language-asian="fr" style:country-asian="FR"/>
    </style:style>
    <style:style style:name="T23" style:family="text">
      <style:text-properties style:font-size-complex="12pt"/>
    </style:style>
    <style:style style:name="T24" style:family="text">
      <style:text-properties style:font-size-complex="12pt" style:font-weight-complex="bold"/>
    </style:style>
    <style:style style:name="fr1" style:family="graphic" style:parent-style-name="OLE">
      <style:graphic-properties fo:margin-left="0cm" fo:margin-right="0cm" fo:margin-top="0cm" fo:margin-bottom="0cm" style:vertical-pos="middle" style:vertical-rel="text" fo:padding="0.002cm" fo:border="none" draw:visible-area-left="0cm" draw:visible-area-top="0cm" draw:visible-area-width="10.23cm" draw:visible-area-height="1.164cm" draw:ole-draw-aspect="1"/>
    </style:style>
    <style:style style:name="fr2" style:family="graphic" style:parent-style-name="OLE">
      <style:graphic-properties fo:margin-left="0cm" fo:margin-right="0cm" fo:margin-top="0cm" fo:margin-bottom="0cm" style:vertical-pos="middle" style:vertical-rel="text" fo:padding="0.002cm" fo:border="none" draw:visible-area-left="0cm" draw:visible-area-top="0cm" draw:visible-area-width="8.325cm" draw:visible-area-height="1.164cm" draw:ole-draw-aspect="1"/>
    </style:style>
    <style:style style:name="fr3" style:family="graphic" style:parent-style-name="OLE">
      <style:graphic-properties fo:margin-left="0cm" fo:margin-right="0cm" fo:margin-top="0cm" fo:margin-bottom="0cm" style:vertical-pos="middle" style:vertical-rel="text" fo:padding="0.002cm" fo:border="none" draw:visible-area-left="0cm" draw:visible-area-top="0cm" draw:visible-area-width="3.104cm" draw:visible-area-height="0.635cm" draw:ole-draw-aspect="1"/>
    </style:style>
    <style:style style:name="fr4" style:family="graphic" style:parent-style-name="OLE">
      <style:graphic-properties fo:margin-left="0cm" fo:margin-right="0cm" fo:margin-top="0cm" fo:margin-bottom="0cm" style:vertical-pos="middle" style:vertical-rel="text" fo:padding="0.002cm" fo:border="none" draw:visible-area-left="0cm" draw:visible-area-top="0cm" draw:visible-area-width="0.458cm" draw:visible-area-height="0.529cm" draw:ole-draw-aspect="1"/>
    </style:style>
    <style:style style:name="fr5" style:family="graphic" style:parent-style-name="OLE">
      <style:graphic-properties fo:margin-left="0cm" fo:margin-right="0cm" fo:margin-top="0cm" fo:margin-bottom="0cm" style:vertical-pos="middle" style:vertical-rel="text" fo:padding="0.002cm" fo:border="none" draw:visible-area-left="0cm" draw:visible-area-top="0cm" draw:visible-area-width="5.15cm" draw:visible-area-height="1.164cm" draw:ole-draw-aspect="1"/>
    </style:style>
    <style:style style:name="fr6" style:family="graphic" style:parent-style-name="OLE">
      <style:graphic-properties fo:margin-left="0cm" fo:margin-right="0cm" fo:margin-top="0cm" fo:margin-bottom="0cm" style:vertical-pos="middle" style:vertical-rel="text" fo:padding="0.002cm" fo:border="none" draw:visible-area-left="0cm" draw:visible-area-top="0cm" draw:visible-area-width="1.023cm" draw:visible-area-height="0.564cm" draw:ole-draw-aspect="1"/>
    </style:style>
    <style:style style:name="fr7" style:family="graphic" style:parent-style-name="OLE">
      <style:graphic-properties fo:margin-left="0cm" fo:margin-right="0cm" fo:margin-top="0cm" fo:margin-bottom="0cm" style:vertical-pos="middle" style:vertical-rel="text" fo:padding="0.002cm" fo:border="none" draw:visible-area-left="0cm" draw:visible-area-top="0cm" draw:visible-area-width="2.575cm" draw:visible-area-height="1.164cm" draw:ole-draw-aspect="1"/>
    </style:style>
    <style:style style:name="fr8" style:family="graphic" style:parent-style-name="OLE">
      <style:graphic-properties fo:margin-left="0cm" fo:margin-right="0cm" fo:margin-top="0cm" fo:margin-bottom="0cm" style:vertical-pos="middle" style:vertical-rel="text" fo:padding="0.002cm" fo:border="none" draw:visible-area-left="0cm" draw:visible-area-top="0cm" draw:visible-area-width="1.093cm" draw:visible-area-height="0.635cm" draw:ole-draw-aspect="1"/>
    </style:style>
    <style:style style:name="fr9" style:family="graphic" style:parent-style-name="OLE">
      <style:graphic-properties fo:margin-left="0cm" fo:margin-right="0cm" fo:margin-top="0cm" fo:margin-bottom="0cm" style:vertical-pos="middle" style:vertical-rel="text" fo:padding="0.002cm" fo:border="none" draw:visible-area-left="0cm" draw:visible-area-top="0cm" draw:visible-area-width="5.362cm" draw:visible-area-height="0.67cm" draw:ole-draw-aspect="1"/>
    </style:style>
    <style:style style:name="fr10" style:family="graphic" style:parent-style-name="OLE">
      <style:graphic-properties fo:margin-left="0cm" fo:margin-right="0cm" fo:margin-top="0cm" fo:margin-bottom="0cm" style:vertical-pos="middle" style:vertical-rel="text" fo:padding="0.002cm" fo:border="none" draw:visible-area-left="0cm" draw:visible-area-top="0cm" draw:visible-area-width="2.293cm" draw:visible-area-height="0.493cm" draw:ole-draw-aspect="1"/>
    </style:style>
    <style:style style:name="fr11" style:family="graphic" style:parent-style-name="OLE">
      <style:graphic-properties fo:margin-left="0cm" fo:margin-right="0cm" fo:margin-top="0cm" fo:margin-bottom="0cm" style:vertical-pos="middle" style:vertical-rel="text" fo:padding="0.002cm" fo:border="none" draw:visible-area-left="0cm" draw:visible-area-top="0cm" draw:visible-area-width="1.869cm" draw:visible-area-height="0.493cm" draw:ole-draw-aspect="1"/>
    </style:style>
    <style:style style:name="fr12" style:family="graphic" style:parent-style-name="OLE">
      <style:graphic-properties fo:margin-left="0cm" fo:margin-right="0cm" fo:margin-top="0cm" fo:margin-bottom="0cm" style:vertical-pos="middle" style:vertical-rel="text" fo:padding="0.002cm" fo:border="none" draw:visible-area-left="0cm" draw:visible-area-top="0cm" draw:visible-area-width="1.799cm" draw:visible-area-height="0.529cm" draw:ole-draw-aspect="1"/>
    </style:style>
    <style:style style:name="fr13" style:family="graphic" style:parent-style-name="OLE">
      <style:graphic-properties fo:margin-left="0cm" fo:margin-right="0cm" fo:margin-top="0cm" fo:margin-bottom="0cm" style:vertical-pos="middle" style:vertical-rel="text" fo:padding="0.002cm" fo:border="none" draw:visible-area-left="0cm" draw:visible-area-top="0cm" draw:visible-area-width="10.653cm" draw:visible-area-height="0.67cm" draw:ole-draw-aspect="1"/>
    </style:style>
    <style:style style:name="fr14" style:family="graphic" style:parent-style-name="OLE">
      <style:graphic-properties fo:margin-left="0cm" fo:margin-right="0cm" fo:margin-top="0cm" fo:margin-bottom="0cm" style:vertical-pos="middle" style:vertical-rel="text" fo:padding="0.002cm" fo:border="none" draw:visible-area-left="0cm" draw:visible-area-top="0cm" draw:visible-area-width="7.866cm" draw:visible-area-height="0.67cm" draw:ole-draw-aspect="1"/>
    </style:style>
    <style:style style:name="fr15" style:family="graphic" style:parent-style-name="OLE">
      <style:graphic-properties fo:margin-left="0cm" fo:margin-right="0cm" fo:margin-top="0cm" fo:margin-bottom="0cm" style:vertical-pos="middle" style:vertical-rel="text" fo:padding="0.002cm" fo:border="none" draw:visible-area-left="0cm" draw:visible-area-top="0cm" draw:visible-area-width="5.644cm" draw:visible-area-height="0.635cm" draw:ole-draw-aspect="1"/>
    </style:style>
    <style:style style:name="fr16" style:family="graphic" style:parent-style-name="OLE">
      <style:graphic-properties fo:margin-left="0cm" fo:margin-right="0cm" fo:margin-top="0cm" fo:margin-bottom="0cm" style:vertical-pos="middle" style:vertical-rel="text" fo:padding="0.002cm" fo:border="none" draw:visible-area-left="0cm" draw:visible-area-top="0cm" draw:visible-area-width="1.375cm" draw:visible-area-height="0.635cm" draw:ole-draw-aspect="1"/>
    </style:style>
    <style:style style:name="fr17" style:family="graphic" style:parent-style-name="OLE">
      <style:graphic-properties fo:margin-left="0cm" fo:margin-right="0cm" fo:margin-top="0cm" fo:margin-bottom="0cm" style:vertical-pos="middle" style:vertical-rel="text" fo:padding="0.002cm" fo:border="none" draw:visible-area-left="0cm" draw:visible-area-top="0cm" draw:visible-area-width="1.128cm" draw:visible-area-height="0.564cm" draw:ole-draw-aspect="1"/>
    </style:style>
    <style:style style:name="fr18" style:family="graphic" style:parent-style-name="OLE">
      <style:graphic-properties fo:margin-left="0cm" fo:margin-right="0cm" fo:margin-top="0cm" fo:margin-bottom="0cm" style:vertical-pos="middle" style:vertical-rel="text" fo:padding="0.002cm" fo:border="none" draw:visible-area-left="0cm" draw:visible-area-top="0cm" draw:visible-area-width="4.445cm" draw:visible-area-height="0.635cm" draw:ole-draw-aspect="1"/>
    </style:style>
    <style:style style:name="fr19" style:family="graphic" style:parent-style-name="OLE">
      <style:graphic-properties fo:margin-left="0cm" fo:margin-right="0cm" fo:margin-top="0cm" fo:margin-bottom="0cm" style:vertical-pos="middle" style:vertical-rel="text" fo:padding="0.002cm" fo:border="none" draw:visible-area-left="0cm" draw:visible-area-top="0cm" draw:visible-area-width="0.67cm" draw:visible-area-height="0.67cm" draw:ole-draw-aspect="1"/>
    </style:style>
    <style:style style:name="fr20" style:family="graphic" style:parent-style-name="OLE">
      <style:graphic-properties fo:margin-left="0cm" fo:margin-right="0cm" fo:margin-top="0cm" fo:margin-bottom="0cm" style:vertical-pos="middle" style:vertical-rel="text" fo:padding="0.002cm" fo:border="none" draw:visible-area-left="0cm" draw:visible-area-top="0cm" draw:visible-area-width="7.302cm" draw:visible-area-height="1.763cm" draw:ole-draw-aspect="1"/>
    </style:style>
    <style:style style:name="fr21" style:family="graphic" style:parent-style-name="OLE">
      <style:graphic-properties fo:margin-left="0cm" fo:margin-right="0cm" fo:margin-top="0cm" fo:margin-bottom="0cm" style:vertical-pos="middle" style:vertical-rel="text" fo:padding="0.002cm" fo:border="none" draw:visible-area-left="0cm" draw:visible-area-top="0cm" draw:visible-area-width="6.067cm" draw:visible-area-height="0.811cm" draw:ole-draw-aspect="1"/>
    </style:style>
    <style:style style:name="fr22" style:family="graphic" style:parent-style-name="OLE">
      <style:graphic-properties fo:margin-left="0cm" fo:margin-right="0cm" fo:margin-top="0cm" fo:margin-bottom="0cm" style:vertical-pos="middle" style:vertical-rel="text" fo:padding="0.002cm" fo:border="none" draw:visible-area-left="0cm" draw:visible-area-top="0cm" draw:visible-area-width="5.715cm" draw:visible-area-height="0.811cm" draw:ole-draw-aspect="1"/>
    </style:style>
    <style:style style:name="fr23" style:family="graphic" style:parent-style-name="OLE">
      <style:graphic-properties fo:margin-left="0cm" fo:margin-right="0cm" fo:margin-top="0cm" fo:margin-bottom="0cm" style:vertical-pos="middle" style:vertical-rel="text" fo:padding="0.002cm" fo:border="none" draw:visible-area-left="0cm" draw:visible-area-top="0cm" draw:visible-area-width="2.857cm" draw:visible-area-height="0.811cm" draw:ole-draw-aspect="1"/>
    </style:style>
    <style:style style:name="fr24" style:family="graphic" style:parent-style-name="OLE">
      <style:graphic-properties fo:margin-left="0cm" fo:margin-right="0cm" fo:margin-top="0cm" fo:margin-bottom="0cm" style:vertical-pos="middle" style:vertical-rel="text" fo:padding="0.002cm" fo:border="none" draw:visible-area-left="0cm" draw:visible-area-top="0cm" draw:visible-area-width="2.61cm" draw:visible-area-height="0.811cm" draw:ole-draw-aspect="1"/>
    </style:style>
    <style:style style:name="fr25" style:family="graphic" style:parent-style-name="OLE">
      <style:graphic-properties fo:margin-left="0cm" fo:margin-right="0cm" fo:margin-top="0cm" fo:margin-bottom="0cm" style:vertical-pos="middle" style:vertical-rel="text" fo:padding="0.002cm" fo:border="none" draw:visible-area-left="0cm" draw:visible-area-top="0cm" draw:visible-area-width="0.811cm" draw:visible-area-height="0.529cm" draw:ole-draw-aspect="1"/>
    </style:style>
    <style:style style:name="fr26" style:family="graphic" style:parent-style-name="OLE">
      <style:graphic-properties fo:margin-left="0cm" fo:margin-right="0cm" fo:margin-top="0cm" fo:margin-bottom="0cm" style:vertical-pos="middle" style:vertical-rel="text" fo:padding="0.002cm" fo:border="none" draw:visible-area-left="0cm" draw:visible-area-top="0cm" draw:visible-area-width="0.529cm" draw:visible-area-height="0.635cm" draw:ole-draw-aspect="1"/>
    </style:style>
    <style:style style:name="fr27" style:family="graphic" style:parent-style-name="OLE">
      <style:graphic-properties fo:margin-left="0cm" fo:margin-right="0cm" fo:margin-top="0cm" fo:margin-bottom="0cm" style:vertical-pos="middle" style:vertical-rel="text" fo:padding="0.002cm" fo:border="none" draw:visible-area-left="0cm" draw:visible-area-top="0cm" draw:visible-area-width="4.762cm" draw:visible-area-height="0.776cm" draw:ole-draw-aspect="1"/>
    </style:style>
    <style:style style:name="fr28" style:family="graphic" style:parent-style-name="OLE">
      <style:graphic-properties fo:margin-left="0cm" fo:margin-right="0cm" fo:margin-top="0cm" fo:margin-bottom="0cm" style:vertical-pos="middle" style:vertical-rel="text" fo:padding="0.002cm" fo:border="none" draw:visible-area-left="0cm" draw:visible-area-top="0cm" draw:visible-area-width="2.363cm" draw:visible-area-height="0.811cm" draw:ole-draw-aspect="1"/>
    </style:style>
    <style:style style:name="fr29" style:family="graphic" style:parent-style-name="OLE">
      <style:graphic-properties fo:margin-left="0cm" fo:margin-right="0cm" fo:margin-top="0cm" fo:margin-bottom="0cm" style:vertical-pos="middle" style:vertical-rel="text" fo:padding="0.002cm" fo:border="none" draw:visible-area-left="0cm" draw:visible-area-top="0cm" draw:visible-area-width="2.257cm" draw:visible-area-height="0.811cm" draw:ole-draw-aspect="1"/>
    </style:style>
    <style:style style:name="fr30" style:family="graphic" style:parent-style-name="OLE">
      <style:graphic-properties fo:margin-left="0cm" fo:margin-right="0cm" fo:margin-top="0cm" fo:margin-bottom="0cm" style:vertical-pos="middle" style:vertical-rel="text" fo:padding="0.002cm" fo:border="none" draw:visible-area-left="0cm" draw:visible-area-top="0cm" draw:visible-area-width="0.881cm" draw:visible-area-height="0.564cm" draw:ole-draw-aspect="1"/>
    </style:style>
    <style:style style:name="fr31" style:family="graphic" style:parent-style-name="OLE">
      <style:graphic-properties fo:margin-left="0cm" fo:margin-right="0cm" fo:margin-top="0cm" fo:margin-bottom="0cm" style:vertical-pos="middle" style:vertical-rel="text" fo:padding="0.002cm" fo:border="none" draw:visible-area-left="0cm" draw:visible-area-top="0cm" draw:visible-area-width="0.493cm" draw:visible-area-height="0.635cm" draw:ole-draw-aspect="1"/>
    </style:style>
    <style:style style:name="fr32" style:family="graphic" style:parent-style-name="OLE">
      <style:graphic-properties fo:margin-left="0cm" fo:margin-right="0cm" fo:margin-top="0cm" fo:margin-bottom="0cm" style:vertical-pos="middle" style:vertical-rel="text" fo:padding="0.002cm" fo:border="none" draw:visible-area-left="0cm" draw:visible-area-top="0cm" draw:visible-area-width="4.092cm" draw:visible-area-height="0.776cm" draw:ole-draw-aspect="1"/>
    </style:style>
    <style:style style:name="fr33" style:family="graphic" style:parent-style-name="OLE">
      <style:graphic-properties fo:margin-left="0cm" fo:margin-right="0cm" fo:margin-top="0cm" fo:margin-bottom="0cm" style:vertical-pos="middle" style:vertical-rel="text" fo:padding="0.002cm" fo:border="none" draw:visible-area-left="0cm" draw:visible-area-top="0cm" draw:visible-area-width="5.82cm" draw:visible-area-height="3.386cm" draw:ole-draw-aspect="1"/>
    </style:style>
    <style:style style:name="gr1" style:family="graphic">
      <style:graphic-properties draw:stroke="solid" svg:stroke-width="0.026cm" svg:stroke-color="#0000ff" draw:stroke-linejoin="miter" draw:fill="solid" draw:fill-color="#ffffff" draw:opacity="0%" draw:textarea-horizontal-align="left" draw:textarea-vertical-align="top" draw:auto-grow-height="false" fo:min-height="0.337cm" fo:min-width="9.671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ff" draw:stroke-linejoin="miter" draw:fill="solid" draw:fill-color="#ffffff" draw:opacity="0%" draw:textarea-horizontal-align="left" draw:textarea-vertical-align="top" draw:auto-grow-height="false" fo:min-height="0.337cm" fo:min-width="1.744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6cm" svg:stroke-color="#0000ff" draw:stroke-linejoin="miter" draw:fill="solid" draw:fill-color="#ffffff" draw:opacity="0%" draw:textarea-horizontal-align="left" draw:textarea-vertical-align="top" draw:auto-grow-height="false" fo:min-height="0.337cm" fo:min-width="1.529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Protection des fondations en acier des éoliennes en mer (5 points) - </text:span><text:span text:style-name="T3">CORRECTION</text:span></text:p>
      <text:p text:style-name="P3"/>
      <text:p text:style-name="P6"><text:span text:style-name="T1">A. Protection du fer par l’aluminium <text:tab/><text:tab/></text:span><text:span text:style-name="T8">2 Al(s) + 3 Fe</text:span><text:span text:style-name="T12">2+</text:span><text:span text:style-name="T8">(aq) </text:span><text:span text:style-name="T14">⇄</text:span><text:span text:style-name="T8"> 2 A</text:span><text:span text:style-name="T10">l</text:span><text:span text:style-name="T12">3+</text:span><text:span text:style-name="T8">(aq) + 3 Fe(s)</text:span></text:p>
      <text:p text:style-name="P6"><text:span text:style-name="T1">A.1. </text:span>Pour l’équation de la réaction<text:span text:style-name="T1"> </text:span><text:span text:style-name="T15">donnée, </text:span><text:span text:style-name="T15"><draw:frame draw:style-name="fr33" draw:name="Objet1" text:anchor-type="as-char" svg:width="5.821cm" svg:height="3.387cm" draw:z-index="0"><draw:object-ole xlink:href="./Object 2" xlink:type="simple" xlink:show="embed" xlink:actuate="onLoad"/><draw:image xlink:href="./ObjectReplacements/Object 2" xlink:type="simple" xlink:show="embed" xlink:actuate="onLoad"/></draw:frame></text:span></text:p>
      <text:p text:style-name="P9"/>
      <text:p text:style-name="P6"><draw:custom-shape text:anchor-type="char" draw:z-index="36" draw:name="Rectangle 6" draw:style-name="gr3" draw:text-style-name="P14" svg:width="2.412cm" svg:height="0.796cm" svg:x="7.433cm" svg:y="1.582cm"><text:p/><draw:enhanced-geometry svg:viewBox="0 0 21600 21600" draw:type="rectangle" draw:enhanced-path="M 0 0 L 21600 0 21600 21600 0 21600 0 0 Z N"/></draw:custom-shape><text:span text:style-name="T1">A.2. </text:span>Les ions <text:span text:style-name="T15"><draw:frame draw:style-name="fr30" draw:name="Objet2" text:anchor-type="as-char" svg:width="0.88cm" svg:height="0.564cm" draw:z-index="1"><draw:object-ole xlink:href="./Object 4" xlink:type="simple" xlink:show="embed" xlink:actuate="onLoad"/><draw:image xlink:href="./ObjectReplacements/Object 4" xlink:type="simple" xlink:show="embed" xlink:actuate="onLoad"/></draw:frame></text:span><text:span text:style-name="T15">proviennent d’une solution aqueuse de chlorure de fer II </text:span><text:span text:style-name="T15"><draw:frame draw:style-name="fr32" draw:name="Objet3" text:anchor-type="as-char" svg:width="4.092cm" svg:height="0.776cm" draw:z-index="2"><draw:object-ole xlink:href="./Object 6" xlink:type="simple" xlink:show="embed" xlink:actuate="onLoad"/><draw:image xlink:href="./ObjectReplacements/Object 6" xlink:type="simple" xlink:show="embed" xlink:actuate="onLoad"/></draw:frame></text:span><text:span text:style-name="T15">de concentration apportée en quantité de matière </text:span><text:span text:style-name="T15"><draw:frame draw:style-name="fr31" draw:name="Objet4" text:anchor-type="as-char" svg:width="0.492cm" svg:height="0.635cm" draw:z-index="3"><draw:object-ole xlink:href="./Object 8" xlink:type="simple" xlink:show="embed" xlink:actuate="onLoad"/><draw:image xlink:href="./ObjectReplacements/Object 8" xlink:type="simple" xlink:show="embed" xlink:actuate="onLoad"/></draw:frame></text:span><text:span text:style-name="T15"> ; ainsi il y a une mole d’ions </text:span><text:span text:style-name="T15"><draw:frame draw:style-name="fr30" draw:name="Objet5" text:anchor-type="as-char" svg:width="0.88cm" svg:height="0.564cm" draw:z-index="4"><draw:object-ole xlink:href="./Object 10" xlink:type="simple" xlink:show="embed" xlink:actuate="onLoad"/><draw:image xlink:href="./ObjectReplacements/Object 10" xlink:type="simple" xlink:show="embed" xlink:actuate="onLoad"/></draw:frame></text:span><text:span text:style-name="T15">dissous pour une mole de soluté (chlorure de fer II) apporté : </text:span><text:span text:style-name="T15"><draw:frame draw:style-name="fr29" draw:name="Objet6" text:anchor-type="as-char" svg:width="2.258cm" svg:height="0.811cm" draw:z-index="5"><draw:object-ole xlink:href="./Object 12" xlink:type="simple" xlink:show="embed" xlink:actuate="onLoad"/><draw:image xlink:href="./ObjectReplacements/Object 12" xlink:type="simple" xlink:show="embed" xlink:actuate="onLoad"/></draw:frame></text:span><text:span text:style-name="T15"><text:s text:c="3"/></text:span><text:span text:style-name="T20">(et </text:span><text:span text:style-name="T20"><draw:frame draw:style-name="fr28" draw:name="Objet7" text:anchor-type="as-char" svg:width="2.364cm" svg:height="0.811cm" draw:z-index="6"><draw:object-ole xlink:href="./Object 14" xlink:type="simple" xlink:show="embed" xlink:actuate="onLoad"/><draw:image xlink:href="./ObjectReplacements/Object 14" xlink:type="simple" xlink:show="embed" xlink:actuate="onLoad"/></draw:frame></text:span><text:span text:style-name="T20"><text:s/>non demandé)</text:span><text:span text:style-name="T15">.</text:span></text:p>
      <text:p text:style-name="P6"><draw:custom-shape text:anchor-type="char" draw:z-index="37" draw:name="Rectangle 6" draw:style-name="gr2" draw:text-style-name="P14" svg:width="2.627cm" svg:height="0.796cm" svg:x="7.922cm" svg:y="1.57cm"><text:p/><draw:enhanced-geometry svg:viewBox="0 0 21600 21600" draw:type="rectangle" draw:enhanced-path="M 0 0 L 21600 0 21600 21600 0 21600 0 0 Z N"/></draw:custom-shape>Les ions <text:span text:style-name="T15"><draw:frame draw:style-name="fr25" draw:name="Objet8" text:anchor-type="as-char" svg:width="0.811cm" svg:height="0.529cm" draw:z-index="7"><draw:object-ole xlink:href="./Object 16" xlink:type="simple" xlink:show="embed" xlink:actuate="onLoad"/><draw:image xlink:href="./ObjectReplacements/Object 16" xlink:type="simple" xlink:show="embed" xlink:actuate="onLoad"/></draw:frame></text:span><text:span text:style-name="T15">proviennent d’une solution aqueuse de sulfate d’aluminium </text:span><text:span text:style-name="T15"><draw:frame draw:style-name="fr27" draw:name="Objet9" text:anchor-type="as-char" svg:width="4.763cm" svg:height="0.776cm" draw:z-index="8"><draw:object-ole xlink:href="./Object 18" xlink:type="simple" xlink:show="embed" xlink:actuate="onLoad"/><draw:image xlink:href="./ObjectReplacements/Object 18" xlink:type="simple" xlink:show="embed" xlink:actuate="onLoad"/></draw:frame></text:span><text:span text:style-name="T15">de concentration apportée en quantité de matière </text:span><text:span text:style-name="T15"><draw:frame draw:style-name="fr26" draw:name="Objet10" text:anchor-type="as-char" svg:width="0.529cm" svg:height="0.635cm" draw:z-index="9"><draw:object-ole xlink:href="./Object 20" xlink:type="simple" xlink:show="embed" xlink:actuate="onLoad"/><draw:image xlink:href="./ObjectReplacements/Object 20" xlink:type="simple" xlink:show="embed" xlink:actuate="onLoad"/></draw:frame></text:span><text:span text:style-name="T15"> ; ainsi il y a </text:span><text:span text:style-name="T22">deux</text:span><text:span text:style-name="T15"> moles d’ions </text:span><text:span text:style-name="T15"><draw:frame draw:style-name="fr25" draw:name="Objet11" text:anchor-type="as-char" svg:width="0.811cm" svg:height="0.529cm" draw:z-index="10"><draw:object-ole xlink:href="./Object 22" xlink:type="simple" xlink:show="embed" xlink:actuate="onLoad"/><draw:image xlink:href="./ObjectReplacements/Object 22" xlink:type="simple" xlink:show="embed" xlink:actuate="onLoad"/></draw:frame></text:span><text:span text:style-name="T15">dissous pour une mole de soluté (sulfate d’aluminium) apporté : </text:span><text:span text:style-name="T15"><draw:frame draw:style-name="fr24" draw:name="Objet12" text:anchor-type="as-char" svg:width="2.611cm" svg:height="0.811cm" draw:z-index="11"><draw:object-ole xlink:href="./Object 24" xlink:type="simple" xlink:show="embed" xlink:actuate="onLoad"/><draw:image xlink:href="./ObjectReplacements/Object 24" xlink:type="simple" xlink:show="embed" xlink:actuate="onLoad"/></draw:frame></text:span><text:span text:style-name="T15"><text:s text:c="3"/></text:span><text:span text:style-name="T20">(et </text:span><text:span text:style-name="T20"><draw:frame draw:style-name="fr23" draw:name="Objet13" text:anchor-type="as-char" svg:width="2.858cm" svg:height="0.811cm" draw:z-index="12"><draw:object-ole xlink:href="./Object 26" xlink:type="simple" xlink:show="embed" xlink:actuate="onLoad"/><draw:image xlink:href="./ObjectReplacements/Object 26" xlink:type="simple" xlink:show="embed" xlink:actuate="onLoad"/></draw:frame></text:span><text:span text:style-name="T20"><text:s/>non demandé)</text:span><text:span text:style-name="T15">.</text:span></text:p>
      <text:p text:style-name="P6"><text:span text:style-name="T7">Conclusions :</text:span><text:span text:style-name="T16"> </text:span><text:span text:style-name="T23"><draw:frame draw:style-name="fr22" draw:name="Objet14" text:anchor-type="as-char" svg:width="5.715cm" svg:height="0.811cm" draw:z-index="13"><draw:object-ole xlink:href="./Object 28" xlink:type="simple" xlink:show="embed" xlink:actuate="onLoad"/><draw:image xlink:href="./ObjectReplacements/Object 28" xlink:type="simple" xlink:show="embed" xlink:actuate="onLoad"/></draw:frame></text:span><text:span text:style-name="T23"><text:s/>et </text:span><text:span text:style-name="T23"><draw:frame draw:style-name="fr21" draw:name="Objet15" text:anchor-type="as-char" svg:width="6.068cm" svg:height="0.811cm" draw:z-index="14"><draw:object-ole xlink:href="./Object 30" xlink:type="simple" xlink:show="embed" xlink:actuate="onLoad"/><draw:image xlink:href="./ObjectReplacements/Object 30" xlink:type="simple" xlink:show="embed" xlink:actuate="onLoad"/></draw:frame></text:span><text:span text:style-name="T23">.</text:span></text:p>
      <text:p text:style-name="P11"/>
      <text:p text:style-name="P6"><text:span text:style-name="T4">A.3. </text:span><text:span text:style-name="T23">Ainsi,</text:span><text:span text:style-name="T4"> </text:span><text:span text:style-name="T16"><draw:frame draw:style-name="fr20" draw:name="Objet16" text:anchor-type="as-char" svg:width="7.303cm" svg:height="1.762cm" draw:z-index="15"><draw:object-ole xlink:href="./Object 32" xlink:type="simple" xlink:show="embed" xlink:actuate="onLoad"/><draw:image xlink:href="./ObjectReplacements/Object 32" xlink:type="simple" xlink:show="embed" xlink:actuate="onLoad"/></draw:frame></text:span></text:p>
      <text:p text:style-name="P6"><text:span text:style-name="T16">Cette valeur est très inférieure à la constante d’équilibre associée à l’équation de la réaction : </text:span><text:span text:style-name="T16"><draw:frame draw:style-name="fr19" draw:name="Objet17" text:anchor-type="as-char" svg:width="0.67cm" svg:height="0.67cm" draw:z-index="16"><draw:object-ole xlink:href="./Object 34" xlink:type="simple" xlink:show="embed" xlink:actuate="onLoad"/><draw:image xlink:href="./ObjectReplacements/Object 34" xlink:type="simple" xlink:show="embed" xlink:actuate="onLoad"/></draw:frame></text:span><text:span text:style-name="T18">&lt;</text:span><text:span text:style-name="T16"> </text:span><text:span text:style-name="T19">K</text:span><text:span text:style-name="T16"> donc le système évolue spontanément </text:span><text:span text:style-name="T7">dans le sens direct de l’équation</text:span><text:span text:style-name="T16">.</text:span></text:p>
      <text:p text:style-name="P5"/>
      <text:p text:style-name="P6"><text:span text:style-name="T4">A.4. </text:span><text:span text:style-name="T23">On en déduit que l’aluminium se transforme en ion aluminium selon la demi-équation :</text:span></text:p>
      <text:p text:style-name="P12"><draw:frame draw:style-name="fr18" draw:name="Objet18" text:anchor-type="as-char" svg:width="4.445cm" svg:height="0.635cm" draw:z-index="17"><draw:object-ole xlink:href="./Object 36" xlink:type="simple" xlink:show="embed" xlink:actuate="onLoad"/><draw:image xlink:href="./ObjectReplacements/Object 36" xlink:type="simple" xlink:show="embed" xlink:actuate="onLoad"/></draw:frame></text:p>
      <text:p text:style-name="P10"/>
      <text:p text:style-name="P6"><text:span text:style-name="T4">A.5. </text:span><text:span text:style-name="T23">L’intensité du courant mesurée étant négative, cela signifie que le courant entre dans l’ampèremètre par la borne COM. Les électrons circulent dans le sens opposé du courant, donc les électrons sortent de l’ampèremètre par la borne COM.</text:span></text:p>
      <text:p text:style-name="P6"><text:span text:style-name="T23">Les électrons proviennent de la plaque d’aluminium et vont vers la plaque de fer ce qui est cohérent avec le fait que l’aluminium cède des électrons au circuit suivant l’équation prédédente </text:span><text:span text:style-name="T16"><draw:frame draw:style-name="fr18" draw:name="Objet19" text:anchor-type="as-char" svg:width="4.445cm" svg:height="0.635cm" draw:z-index="18"><draw:object-ole xlink:href="./Object 38" xlink:type="simple" xlink:show="embed" xlink:actuate="onLoad"/><draw:image xlink:href="./ObjectReplacements/Object 38" xlink:type="simple" xlink:show="embed" xlink:actuate="onLoad"/></draw:frame></text:span><text:span text:style-name="T16">.</text:span></text:p>
      <text:p text:style-name="P11"/>
      <text:p text:style-name="P6"><text:span text:style-name="T4">A.6. </text:span><text:span text:style-name="T11">À l’anode a lieu une oxydation donc une libération d’électrons : l’anode est donc la plaque d’aluminium d’après la réponse </text:span><text:span text:style-name="T5">A.4.</text:span></text:p>
      <text:p text:style-name="P4"/>
      <text:p text:style-name="P7"><text:span text:style-name="T1">B. Masse d’aluminium nécessaire à la protection de la structure métallique d’une éolienne</text:span></text:p>
      <text:p text:style-name="P6"><text:span text:style-name="T1">B.1. </text:span>En combinant les demi-équations électroniques correspondant à la réaction entre l’aluminium <text:span text:style-name="T16"><draw:frame draw:style-name="fr17" draw:name="Objet20" text:anchor-type="as-char" svg:width="1.127cm" svg:height="0.564cm" draw:z-index="19"><draw:object-ole xlink:href="./Object 40" xlink:type="simple" xlink:show="embed" xlink:actuate="onLoad"/><draw:image xlink:href="./ObjectReplacements/Object 40" xlink:type="simple" xlink:show="embed" xlink:actuate="onLoad"/></draw:frame></text:span>et le dioxygène dissous <text:span text:style-name="T16"><draw:frame draw:style-name="fr16" draw:name="Objet21" text:anchor-type="as-char" svg:width="1.376cm" svg:height="0.635cm" draw:z-index="20"><draw:object-ole xlink:href="./Object 42" xlink:type="simple" xlink:show="embed" xlink:actuate="onLoad"/><draw:image xlink:href="./ObjectReplacements/Object 42" xlink:type="simple" xlink:show="embed" xlink:actuate="onLoad"/></draw:frame></text:span><text:span text:style-name="T16"> </text:span>:</text:p>
      <text:p text:style-name="P8"><text:span text:style-name="T16">Oxydation : <text:tab/><text:tab/><text:tab/> <text:s text:c="4"/></text:span><text:span text:style-name="T16"><draw:frame draw:style-name="fr15" draw:name="Objet22" text:anchor-type="as-char" svg:width="5.644cm" svg:height="0.635cm" draw:z-index="21"><draw:object-ole xlink:href="./Object 44" xlink:type="simple" xlink:show="embed" xlink:actuate="onLoad"/><draw:image xlink:href="./ObjectReplacements/Object 44" xlink:type="simple" xlink:show="embed" xlink:actuate="onLoad"/></draw:frame></text:span></text:p>
      <text:p text:style-name="P8"><draw:custom-shape text:anchor-type="char" draw:z-index="38" draw:name="Rectangle 6" draw:style-name="gr1" draw:text-style-name="P14" svg:width="10.554cm" svg:height="0.796cm" svg:x="2.602cm" svg:y="0.728cm"><text:p/><draw:enhanced-geometry svg:viewBox="0 0 21600 21600" draw:type="rectangle" draw:enhanced-path="M 0 0 L 21600 0 21600 21600 0 21600 0 0 Z N"/></draw:custom-shape><text:span text:style-name="T16">Réduction : </text:span><text:span text:style-name="T16"><draw:frame draw:style-name="fr14" draw:name="Objet23" text:anchor-type="as-char" svg:width="7.865cm" svg:height="0.67cm" draw:z-index="22"><draw:object-ole xlink:href="./Object 46" xlink:type="simple" xlink:show="embed" xlink:actuate="onLoad"/><draw:image xlink:href="./ObjectReplacements/Object 46" xlink:type="simple" xlink:show="embed" xlink:actuate="onLoad"/></draw:frame></text:span></text:p>
      <text:p text:style-name="P6"><text:span text:style-name="T9"><text:s text:c="23"/></text:span><text:span text:style-name="T16"><draw:frame draw:style-name="fr13" draw:name="Objet24" text:anchor-type="as-char" svg:width="10.652cm" svg:height="0.67cm" draw:z-index="23"><draw:object-ole xlink:href="./Object 48" xlink:type="simple" xlink:show="embed" xlink:actuate="onLoad"/><draw:image xlink:href="./ObjectReplacements/Object 48" xlink:type="simple" xlink:show="embed" xlink:actuate="onLoad"/></draw:frame></text:span></text:p>
      <text:p text:style-name="P13"/>
      <text:p text:style-name="P6"><text:span text:style-name="T1">B.2. </text:span>D’après l’énoncé, <text:span text:style-name="T16"><draw:frame draw:style-name="fr12" draw:name="Objet25" text:anchor-type="as-char" svg:width="1.799cm" svg:height="0.529cm" draw:z-index="24"><draw:object-ole xlink:href="./Object 50" xlink:type="simple" xlink:show="embed" xlink:actuate="onLoad"/><draw:image xlink:href="./ObjectReplacements/Object 50" xlink:type="simple" xlink:show="embed" xlink:actuate="onLoad"/></draw:frame></text:span><text:span text:style-name="T16"><text:s/>(avec </text:span><text:span text:style-name="T16"><draw:frame draw:style-name="fr11" draw:name="Objet26" text:anchor-type="as-char" svg:width="1.87cm" svg:height="0.492cm" draw:z-index="25"><draw:object-ole xlink:href="./Object 52" xlink:type="simple" xlink:show="embed" xlink:actuate="onLoad"/><draw:image xlink:href="./ObjectReplacements/Object 52" xlink:type="simple" xlink:show="embed" xlink:actuate="onLoad"/></draw:frame></text:span><text:span text:style-name="T16">et </text:span><text:span text:style-name="T16"><draw:frame draw:style-name="fr10" draw:name="Objet27" text:anchor-type="as-char" svg:width="2.293cm" svg:height="0.492cm" draw:z-index="26"><draw:object-ole xlink:href="./Object 54" xlink:type="simple" xlink:show="embed" xlink:actuate="onLoad"/><draw:image xlink:href="./ObjectReplacements/Object 54" xlink:type="simple" xlink:show="embed" xlink:actuate="onLoad"/></draw:frame></text:span><text:span text:style-name="T16">)</text:span></text:p>
      <text:p text:style-name="P6"><text:span text:style-name="T16">Or </text:span><text:span text:style-name="T16"><draw:frame draw:style-name="fr9" draw:name="Objet28" text:anchor-type="as-char" svg:width="5.362cm" svg:height="0.67cm" draw:z-index="27"><draw:object-ole xlink:href="./Object 56" xlink:type="simple" xlink:show="embed" xlink:actuate="onLoad"/><draw:image xlink:href="./ObjectReplacements/Object 56" xlink:type="simple" xlink:show="embed" xlink:actuate="onLoad"/></draw:frame></text:span><text:span text:style-name="T16"><text:s/>où </text:span><text:span text:style-name="T16"><draw:frame draw:style-name="fr8" draw:name="Objet29" text:anchor-type="as-char" svg:width="1.094cm" svg:height="0.635cm" draw:z-index="28"><draw:object-ole xlink:href="./Object 58" xlink:type="simple" xlink:show="embed" xlink:actuate="onLoad"/><draw:image xlink:href="./ObjectReplacements/Object 58" xlink:type="simple" xlink:show="embed" xlink:actuate="onLoad"/></draw:frame></text:span><text:span text:style-name="T16">est la quantité de matière d’électrons transférés.</text:span></text:p>
      <text:p text:style-name="P6"><text:span text:style-name="T16">D’après l’équation ayant lieu à l’électrode d’aluminium : </text:span><text:span text:style-name="T16"><draw:frame draw:style-name="fr7" draw:name="Objet30" text:anchor-type="as-char" svg:width="2.575cm" svg:height="1.164cm" draw:z-index="29"><draw:object-ole xlink:href="./Object 60" xlink:type="simple" xlink:show="embed" xlink:actuate="onLoad"/><draw:image xlink:href="./ObjectReplacements/Object 60" xlink:type="simple" xlink:show="embed" xlink:actuate="onLoad"/></draw:frame></text:span><text:span text:style-name="T16">où </text:span><text:span text:style-name="T16"><draw:frame draw:style-name="fr6" draw:name="Objet31" text:anchor-type="as-char" svg:width="1.023cm" svg:height="0.564cm" draw:z-index="30"><draw:object-ole xlink:href="./Object 62" xlink:type="simple" xlink:show="embed" xlink:actuate="onLoad"/><draw:image xlink:href="./ObjectReplacements/Object 62" xlink:type="simple" xlink:show="embed" xlink:actuate="onLoad"/></draw:frame></text:span><text:span text:style-name="T16"><text:s/>est la quantité de matière d’aluminium consommé.</text:span></text:p>
      <text:p text:style-name="P6"><text:span text:style-name="T16">On en déduit que </text:span><text:span text:style-name="T16"><draw:frame draw:style-name="fr5" draw:name="Objet32" text:anchor-type="as-char" svg:width="5.151cm" svg:height="1.164cm" draw:z-index="31"><draw:object-ole xlink:href="./Object 64" xlink:type="simple" xlink:show="embed" xlink:actuate="onLoad"/><draw:image xlink:href="./ObjectReplacements/Object 64" xlink:type="simple" xlink:show="embed" xlink:actuate="onLoad"/></draw:frame></text:span></text:p>
      <text:p text:style-name="P6"><text:span text:style-name="T16">En égalant les deux expressions de </text:span><text:span text:style-name="T16"><draw:frame draw:style-name="fr4" draw:name="Objet33" text:anchor-type="as-char" svg:width="0.459cm" svg:height="0.529cm" draw:z-index="32"><draw:object-ole xlink:href="./Object 66" xlink:type="simple" xlink:show="embed" xlink:actuate="onLoad"/><draw:image xlink:href="./ObjectReplacements/Object 66" xlink:type="simple" xlink:show="embed" xlink:actuate="onLoad"/></draw:frame></text:span><text:span text:style-name="T16"> : </text:span><text:span text:style-name="T16"><draw:frame draw:style-name="fr3" draw:name="Objet34" text:anchor-type="as-char" svg:width="3.104cm" svg:height="0.635cm" draw:z-index="33"><draw:object-ole xlink:href="./Object 68" xlink:type="simple" xlink:show="embed" xlink:actuate="onLoad"/><draw:image xlink:href="./ObjectReplacements/Object 68" xlink:type="simple" xlink:show="embed" xlink:actuate="onLoad"/></draw:frame></text:span></text:p>
      <text:p text:style-name="P6"><text:span text:style-name="T16">Donc </text:span><text:span text:style-name="T16"><draw:frame draw:style-name="fr2" draw:name="Objet35" text:anchor-type="as-char" svg:width="8.326cm" svg:height="1.164cm" draw:z-index="34"><draw:object-ole xlink:href="./Object 70" xlink:type="simple" xlink:show="embed" xlink:actuate="onLoad"/><draw:image xlink:href="./ObjectReplacements/Object 70" xlink:type="simple" xlink:show="embed" xlink:actuate="onLoad"/></draw:frame></text:span></text:p>
      <text:p text:style-name="P6"><text:span text:style-name="T16"><draw:frame draw:style-name="fr1" draw:name="Objet36" text:anchor-type="as-char" svg:width="10.231cm" svg:height="1.164cm" draw:z-index="35"><draw:object-ole xlink:href="./Object 72" xlink:type="simple" xlink:show="embed" xlink:actuate="onLoad"/><draw:image xlink:href="./ObjectReplacements/Object 72" xlink:type="simple" xlink:show="embed" xlink:actuate="onLoad"/></draw:frame></text:span><text:span text:style-name="T9"><text:s/></text:span><text:span text:style-name="T16">= 2,9×10</text:span><text:span text:style-name="T13">4</text:span><text:span text:style-name="T16"> kg = 29 tonnes</text:span></text:p>
      <text:p text:style-name="P11"/>
      <text:p text:style-name="P6"><text:span text:style-name="T1">B.3. </text:span>Le constructeur a renoncé à la protection par anode sacrificielle car : </text:p>
      <text:p text:style-name="P6">- la masse d’aluminium à sacrifier est trop importante (environ 29 tonnes !) ;</text:p>
      <text:p text:style-name="P6">- cela évite un rejet de métaux (sous forme ionique) dans l’environne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mbria Math" svg:font-family="'Cambria Math'"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Arial"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keep-with-next="always"/>
      <style:text-properties fo:font-size="20pt" style:text-underline-style="solid" style:text-underline-width="auto" style:text-underline-color="font-color" fo:font-weight="bold" style:letter-kerning="true"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6pt" style:text-underline-style="solid" style:text-underline-width="auto" style:text-underline-color="font-color"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Paragraphe_20_de_20_liste" style:display-name="Paragraphe de liste" style:family="paragraph" style:parent-style-name="Standard">
      <style:paragraph-properties fo:margin-left="1.27cm" fo:margin-right="0cm" fo:margin-top="0cm" fo:margin-bottom="0cm" style:contextual-spacing="true" fo:text-align="start" style:justify-single-word="false" fo:orphans="0" fo:widows="0" fo:text-indent="0cm" style:auto-text-indent="false" fo:padding="0cm" fo:border="none" style:shadow="none"/>
      <style:text-properties fo:font-size="10pt" style:font-size-asian="10pt" style:font-name-complex="Arial" style:font-family-complex="Arial" style:font-family-generic-complex="swiss" style:font-pitch-complex="variable"/>
    </style:style>
    <style:style style:name="WW8Num1z0"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Titre_20_1_20_Car" style:display-name="Titre 1 Car" style:family="text">
      <style:text-properties fo:font-size="20pt" style:text-underline-style="solid" style:text-underline-width="auto" style:text-underline-color="font-color" fo:font-weight="bold" style:letter-kerning="true"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16pt" style:font-weight-complex="bold"/>
    </style:style>
    <style:style style:name="Titre_20_2_20_Car" style:display-name="Titre 2 Car" style:family="text">
      <style:text-properties fo:font-size="16pt" style:text-underline-style="solid" style:text-underline-width="auto" style:text-underline-color="font-color"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Mention_20_non_20_résolue" style:display-name="Mention non résolue" style:family="text">
      <style:text-properties fo:color="#605e5c" loext:opacity="100%" fo:background-color="#e1dfd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Daniel RAMIREZ, http://labolycee.org</meta:initial-creator>
    <meta:creation-date>2021-10-02T15:38:00</meta:creation-date>
    <dc:date>2022-01-01T18:49:25.680240417</dc:date>
    <meta:editing-cycles>11</meta:editing-cycles>
    <meta:editing-duration>PT19M25S</meta:editing-duration>
    <meta:document-statistic meta:table-count="0" meta:image-count="0" meta:object-count="36" meta:page-count="2" meta:paragraph-count="28" meta:word-count="380" meta:character-count="2315" meta:non-whitespace-character-count="1903"/>
    <meta:generator>LibreOffice/7.2.3.2$Linux_X86_64 LibreOffice_project/20$Build-2</meta:generator>
    <meta:user-defined meta:name="MTWinEqns" meta:value-type="boolean">true</meta:user-defined>
  </office:meta>
</office:document-meta>
</file>